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l" fo:country="GR"/>
    </style:style>
    <style:style style:name="P2" style:parent-style-name="Standard" style:family="paragraph">
      <style:text-properties fo:language="el" fo:country="GR"/>
    </style:style>
    <style:style style:name="T3" style:parent-style-name="DefaultParagraphFont" style:family="text">
      <style:text-properties fo:background-color="#FFFF00" fo:language="el" fo:country="GR"/>
    </style:style>
    <style:style style:name="T4" style:parent-style-name="DefaultParagraphFont" style:family="text">
      <style:text-properties fo:language="el" fo:country="GR"/>
    </style:style>
    <style:style style:name="T5" style:parent-style-name="DefaultParagraphFont" style:family="text">
      <style:text-properties fo:language="el" fo:country="GR"/>
    </style:style>
    <style:style style:name="T6" style:parent-style-name="DefaultParagraphFont" style:family="text">
      <style:text-properties fo:language="el" fo:country="GR"/>
    </style:style>
    <style:style style:name="T7" style:parent-style-name="DefaultParagraphFont" style:family="text">
      <style:text-properties fo:language="el" fo:country="GR"/>
    </style:style>
    <style:style style:name="T8" style:parent-style-name="DefaultParagraphFont" style:family="text">
      <style:text-properties fo:language="el" fo:country="GR"/>
    </style:style>
    <style:style style:name="T9" style:parent-style-name="DefaultParagraphFont" style:family="text">
      <style:text-properties fo:language="el" fo:country="GR"/>
    </style:style>
    <style:style style:name="P10" style:parent-style-name="Standard" style:family="paragraph">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background-color="#FFFF00"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P15" style:parent-style-name="Standard" style:family="paragraph">
      <style:text-properties fo:language="el" fo:country="GR"/>
    </style:style>
    <style:style style:name="T16" style:parent-style-name="DefaultParagraphFont" style:family="text">
      <style:text-properties fo:background-color="#FFFF00" fo:language="el" fo:country="GR"/>
    </style:style>
    <style:style style:name="T17" style:parent-style-name="DefaultParagraphFont" style:family="text">
      <style:text-properties fo:language="el" fo:country="GR"/>
    </style:style>
    <style:style style:name="T18" style:parent-style-name="DefaultParagraphFont" style:family="text">
      <style:text-properties fo:language="el" fo:country="GR"/>
    </style:style>
    <style:style style:name="T19" style:parent-style-name="DefaultParagraphFont" style:family="text">
      <style:text-properties fo:language="el" fo:country="GR"/>
    </style:style>
    <style:style style:name="T20" style:parent-style-name="DefaultParagraphFont" style:family="text">
      <style:text-properties fo:language="el" fo:country="GR"/>
    </style:style>
    <style:style style:name="T21" style:parent-style-name="DefaultParagraphFont" style:family="text">
      <style:text-properties fo:language="el" fo:country="GR"/>
    </style:style>
    <style:style style:name="P22" style:parent-style-name="Standard" style:family="paragraph">
      <style:text-properties fo:language="el" fo:country="GR"/>
    </style:style>
    <style:style style:name="P23" style:parent-style-name="Standard" style:family="paragraph">
      <style:text-properties fo:language="el" fo:country="GR"/>
    </style:style>
    <style:style style:name="P24" style:parent-style-name="Standard" style:family="paragraph">
      <style:text-properties fo:language="el" fo:country="GR"/>
    </style:style>
    <style:style style:name="P25" style:parent-style-name="Standard" style:family="paragraph">
      <style:text-properties fo:language="el" fo:country="GR"/>
    </style:style>
    <style:style style:name="P26" style:parent-style-name="Standard" style:family="paragraph">
      <style:text-properties fo:language="el" fo:country="GR"/>
    </style:style>
    <style:style style:name="P27" style:parent-style-name="Standard" style:family="paragraph">
      <style:text-properties fo:language="el" fo:country="GR"/>
    </style:style>
    <style:style style:name="P28" style:parent-style-name="Standard" style:family="paragraph">
      <style:text-properties fo:language="el" fo:country="GR"/>
    </style:style>
    <style:style style:name="P29" style:parent-style-name="Standard" style:family="paragraph">
      <style:text-properties fo:language="el" fo:country="GR"/>
    </style:style>
    <style:style style:name="P30" style:parent-style-name="Standard" style:family="paragraph">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T33" style:parent-style-name="DefaultParagraphFont" style:family="text">
      <style:text-properties fo:language="el" fo:country="GR"/>
    </style:style>
    <style:style style:name="T34" style:parent-style-name="DefaultParagraphFont" style:family="text">
      <style:text-properties fo:language="el" fo:country="GR"/>
    </style:style>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P38" style:parent-style-name="Standard" style:family="paragraph">
      <style:text-properties fo:language="el" fo:country="GR"/>
    </style:style>
    <style:style style:name="P39" style:parent-style-name="Standard" style:family="paragraph">
      <style:text-properties fo:language="el" fo:country="GR"/>
    </style:style>
    <style:style style:name="P40" style:parent-style-name="Standard" style:family="paragraph">
      <style:text-properties fo:language="el" fo:country="GR"/>
    </style:style>
    <style:style style:name="P41" style:parent-style-name="Standard" style:family="paragraph">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P45" style:parent-style-name="Standard" style:family="paragraph">
      <style:text-properties fo:language="el" fo:country="GR"/>
    </style:style>
    <style:style style:name="P46" style:parent-style-name="Standard" style:family="paragraph">
      <style:text-properties fo:language="el" fo:country="GR"/>
    </style:style>
    <style:style style:name="P47" style:parent-style-name="Standard" style:family="paragraph">
      <style:text-properties fo:language="el" fo:country="GR"/>
    </style:style>
    <style:style style:name="P48" style:parent-style-name="Standard" style:family="paragraph">
      <style:text-properties fo:language="el" fo:country="GR"/>
    </style:style>
    <style:style style:name="P49" style:parent-style-name="Standard" style:family="paragraph">
      <style:text-properties fo:language="el" fo:country="GR"/>
    </style:style>
    <style:style style:name="P50" style:parent-style-name="Standard" style:family="paragraph">
      <style:text-properties fo:language="el" fo:country="GR"/>
    </style:style>
    <style:style style:name="P51" style:parent-style-name="Standard" style:family="paragraph">
      <style:text-properties fo:language="el" fo:country="GR"/>
    </style:style>
    <style:style style:name="P52" style:parent-style-name="Standard" style:family="paragraph">
      <style:text-properties fo:language="el" fo:country="GR"/>
    </style:style>
    <style:style style:name="P53" style:parent-style-name="Standard" style:family="paragraph">
      <style:text-properties fo:language="el" fo:country="GR"/>
    </style:style>
    <style:style style:name="P54" style:parent-style-name="Standard" style:family="paragraph">
      <style:text-properties fo:language="el" fo:country="GR"/>
    </style:style>
    <style:style style:name="P55" style:parent-style-name="Standard" style:family="paragraph">
      <style:text-properties fo:language="el" fo:country="GR"/>
    </style:style>
    <style:style style:name="P56" style:parent-style-name="Standard" style:family="paragraph">
      <style:text-properties fo:language="el" fo:country="GR"/>
    </style:style>
    <style:style style:name="P57" style:parent-style-name="Standard" style:family="paragraph">
      <style:text-properties fo:language="el" fo:country="GR"/>
    </style:style>
    <style:style style:name="P58" style:parent-style-name="Standard" style:family="paragraph">
      <style:text-properties fo:language="el" fo:country="GR"/>
    </style:style>
    <style:style style:name="P59" style:parent-style-name="Standard" style:family="paragraph">
      <style:text-properties fo:language="el" fo:country="GR"/>
    </style:style>
    <style:style style:name="P60" style:parent-style-name="Standard" style:family="paragraph">
      <style:text-properties fo:language="el" fo:country="GR"/>
    </style:style>
    <style:style style:name="P61" style:parent-style-name="Standard" style:family="paragraph">
      <style:text-properties fo:language="el" fo:country="GR"/>
    </style:style>
    <style:style style:name="P62" style:parent-style-name="Standard" style:family="paragraph">
      <style:text-properties fo:language="el" fo:country="GR"/>
    </style:style>
    <style:style style:name="P63" style:parent-style-name="Standard" style:family="paragraph">
      <style:text-properties fo:language="el" fo:country="GR"/>
    </style:style>
    <style:style style:name="T64" style:parent-style-name="DefaultParagraphFont" style:family="text">
      <style:text-properties fo:language="el" fo:country="GR"/>
    </style:style>
    <style:style style:name="T65" style:parent-style-name="DefaultParagraphFont" style:family="text">
      <style:text-properties fo:language="el" fo:country="GR"/>
    </style:style>
    <style:style style:name="P66" style:parent-style-name="Standard" style:family="paragraph">
      <style:text-properties fo:language="el" fo:country="GR"/>
    </style:style>
    <style:style style:name="P67" style:parent-style-name="Standard" style:family="paragraph">
      <style:text-properties fo:language="el" fo:country="GR"/>
    </style:style>
    <style:style style:name="P68" style:parent-style-name="Standard" style:family="paragraph">
      <style:text-properties fo:language="el" fo:country="GR"/>
    </style:style>
    <style:style style:name="P69" style:parent-style-name="Standard" style:family="paragraph">
      <style:text-properties fo:language="el" fo:country="GR"/>
    </style:style>
    <style:style style:name="P70" style:parent-style-name="Standard" style:family="paragraph">
      <style:text-properties fo:language="el" fo:country="GR"/>
    </style:style>
    <style:style style:name="T71" style:parent-style-name="DefaultParagraphFont" style:family="text">
      <style:text-properties fo:language="el" fo:country="GR"/>
    </style:style>
  </office:automatic-styles>
  <office:body>
    <office:text text:use-soft-page-breaks="true">
      <text:p text:style-name="P1">Το ΠΑΣΟΚ,<text:s/>δηλαδή<text:s/>το Πανελλήνιο Σοσιαλιστικό Κίνημα, είναι<text:s/>το<text:s/>εξέχον κεντροαριστερό πολιτικό κόμμα στην Ελλάδα. Η ιδεολογία του κόμματος βασίζεται στη σοσιαλδημοκρατία, την προώθηση της κοινωνικής δικαιοσύνης και τις<text:s/>προοδευτικές πολιτικές.</text:p>
      <text:p text:style-name="P2"/>
      <text:p text:style-name="Standard"><text:span text:style-name="T3">Οικονομικά</text:span><text:span text:style-name="T4">, το ΠΑΣΟΚ υποστηρίζει πολιτικές που βασίζονται στην αγορά</text:span><text:span text:style-name="T5">,</text:span><text:span text:style-name="T6"><text:s/></text:span><text:span text:style-name="T7">αλλά<text:s/></text:span><text:span text:style-name="T8">με μεγάλη έμφαση στην κοινωνική πρόνοια. Το κόμμα έχει υποστηρίξει ιστορικά μια μικτή οικονομία με κρατική παρέμβαση, ενώ παράλληλα προωθεί την επιχειρηματική ανά</text:span><text:span text:style-name="T9">πτυξη και την ανταγωνιστικότητα. Το ΠΑΣΟΚ έχει υποστηρίξει επίσης πολιτικές προοδευτικής φορολογίας για τη χρηματοδότηση των δημόσιων υπηρεσιών και τη μείωση της εισοδηματικής ανισότητας.</text:span></text:p>
      <text:p text:style-name="P10"/>
      <text:p text:style-name="Standard"><text:span text:style-name="T11">Σε ό,τι αφορά το<text:s/></text:span><text:span text:style-name="T12">περιβάλλον</text:span><text:span text:style-name="T13">, το ΠΑΣΟΚ έχει εκφράσει τη στήριξή του<text:s/></text:span><text:span text:style-name="T14">στη βιωσιμότητα και την προστασία των φυσικών πόρων. Το κόμμα έχει επίσης υποστηρίξει πολιτικές που στοχεύουν στη μείωση της ρύπανσης και τον μετριασμό της κλιματικής αλλαγής.</text:span></text:p>
      <text:p text:style-name="P15"/>
      <text:p text:style-name="Standard"><text:span text:style-name="T16">Κοινωνικά</text:span><text:span text:style-name="T17">, το ΠΑΣΟΚ είναι γνωστό για την υποστήριξή του σε προοδευτικές κοινωνι</text:span><text:span text:style-name="T18">κές μεταρρυθμίσεις, όπως τα δικαιώματα<text:s/></text:span>LGBTQ<text:span text:style-name="T19">+ και η ισότητα των φύλων.</text:span><text:span text:style-name="T20">Έ</text:span><text:span text:style-name="T21">χει επίσης υπερασπιστεί την πρόσβαση στην υγειονομική περίθαλψη και την εκπαίδευση, ενώ αντιτίθεται στις διακρίσεις και προωθεί την ανεκτικότητα.</text:span></text:p>
      <text:p text:style-name="P22"/>
      <text:p text:style-name="P23">Ηγεσία.</text:p>
      <text:p text:style-name="P24">Σημερινός Πρόεδρος του ΠΑΣΟΚ-ΚΙΝΑΛ είναι ο Νίκος Ανδρουλάκης. <text:s/></text:p>
      <text:p text:style-name="P25"/>
      <text:p text:style-name="P26"/>
      <text:p text:style-name="P27"/>
      <text:p text:style-name="P28">Ιστορία<text:s/></text:p>
      <text:p text:style-name="P29">Το ΠΑΣΟΚ ιδρύθηκε το 1974<text:s/>από τον Ανδρέα Παπανδρέου<text:s/>και έγινε η κυρίαρχη πολιτική δύναμη στην Ελλάδα κατά τις δεκαετίες του 1980 και του 1990. Το κόμμα κέρδισε πολλές<text:s/>φορές τις<text:s/>εκλογές και σχημάτισε πολλές κυβερνήσεις κατά τη διάρκεια αυτής της περιόδου. Ωστόσο, η δημοτικότητα του κόμματος μειώθηκε τη δεκαετία του 2000 λόγω των οικονομικών προκλήσεων και των σκανδάλων διαφθοράς. Το ΠΑΣΟΚ υπέστη σημαντικές απώλειες στις εκλογές του 2012 και από τότε αγωνίζεται να ανακτήσει την παλιά του δύναμη.</text:p>
      <text:p text:style-name="P30"/>
      <text:p text:style-name="Standard"><text:span text:style-name="T31">Συμπερασματικά, το ΠΑΣΟΚ είναι ένα κεντροαριστερό<text:s/></text:span><text:span text:style-name="T32">πολιτικό κόμμα στην Ελλάδα που προωθεί τη σοσιαλδημοκρατία, την κοινωνική δικαιοσύνη και τις προοδευτικές πολιτικές. Οι οικονομικές πολιτικές του κόμματος υποστηρίζουν μια μικτή οικονομία με κρατική παρέμβαση, ενώ παράλληλα προάγουν την επιχειρηματική ανάπ</text:span><text:span text:style-name="T33">τυξη και την ανταγωνιστικότητα.<text:s/></text:span><text:span text:style-name="T34">Έ</text:span><text:span text:style-name="T35">χει εκφράσει την υποστήριξή του για τη βιωσιμότητα και τη μείωση της ρύπανσης, ενώ υποστηρίζει προοδευτικές κοινωνικές μεταρρυθμίσεις όπως τα δικαιώματα<text:s/></text:span>LGBTQ<text:span text:style-name="T36">+ και την ισότητα των φύλων. Αν και το κόμμα αγωνίστηκε<text:s/></text:span><text:span text:style-name="T37">να ανακτήσει την προηγούμενη ισχύ του τα τελευταία χρόνια, παραμένει μια σημαντική φωνή στην ελληνική πολιτική και συνεχίζει να υποστηρίζει προοδευτικές πολιτικές και μεταρρυθμίσεις.</text:span></text:p>
      <text:p text:style-name="P38"/>
      <text:p text:style-name="P39"/>
      <text:p text:style-name="P40"/>
      <text:p text:style-name="P41"/>
      <text:p text:style-name="Standard"><text:a xlink:href="https://pasok.gr/" office:target-frame-name="_top" xlink:show="replace">https<text:span text:style-name="T42">://</text:span>pasok<text:span text:style-name="T43">.</text:span>gr<text:span text:style-name="T44">/</text:span></text:a></text:p>
      <text:p text:style-name="P45"/>
      <text:p text:style-name="P46"/>
      <text:p text:style-name="P47"/>
      <text:p text:style-name="P48"/>
      <text:p text:style-name="P49"/>
      <text:p text:style-name="P50"/>
      <text:p text:style-name="P51"/>
      <text:p text:style-name="P52"/>
      <text:p text:style-name="P53">ΠΑΣΟΚ</text:p>
      <text:p text:style-name="P54">Ιδεολογία:</text:p>
      <text:p text:style-name="P55">Κεντροαριστερά</text:p>
      <text:p text:style-name="P56"/>
      <text:p text:style-name="P57">Οικονομική Πολιτική:</text:p>
      <text:p text:style-name="P58">Μικτή οικονομία με κρατική παρέμβαση και προοδευτική φορολογία</text:p>
      <text:p text:style-name="P59"/>
      <text:p text:style-name="P60">Περιβαλλοντική Πολιτική:</text:p>
      <text:p text:style-name="P61">Υποστηρίζει τη βιωσιμότητα, τη μείωση της ρύπανσης και τον μετριασμό της κλιματικής αλλαγής</text:p>
      <text:p text:style-name="P62"/>
      <text:p text:style-name="P63">Κοινωνική πολιτική:</text:p>
      <text:p text:style-name="Standard"><text:span text:style-name="T64">Υποστηρίζει προοδευτικές κοινωνικές μεταρρυθμίσεις όπως τα δικαιώματα<text:s/></text:span>LGBTQ<text:span text:style-name="T65">+ και την ισότητα των φύλων, την πρόσβαση στην υγειονομική περίθαλψη και την εκπαίδευση</text:span></text:p>
      <text:p text:style-name="P66"/>
      <text:p text:style-name="P67">Βασικός Εκπρόσωπος:</text:p>
      <text:p text:style-name="P68">Γεώργιος Παπανδρέου</text:p>
      <text:p text:style-name="P69"/>
      <text:p text:style-name="P70">Ιστορία:</text:p>
      <text:p text:style-name="Standard"><text:span text:style-name="T71">Ιδρύθηκε το 1974 ως σοσιαλιστικό κόμμα, έγινε η κυρίαρχη πολιτική δύναμη στην Ελλάδα κατά τις δεκαετίες του 1980 και του 1990, υπέστη σημαντικές απώλειες στις εκλογές του 2012 και από τότε αγωνίστηκε να ανακτήσει την προηγούμενη ισχύ του.</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abelle Trinquelle</dc:creator>
    <meta:creation-date>2017-10-20T23:40:00Z</meta:creation-date>
    <dc:date>2023-03-05T15:03:00Z</dc:date>
    <meta:template xlink:href="Normal" xlink:type="simple"/>
    <meta:editing-cycles>6</meta:editing-cycles>
    <meta:editing-duration>PT780S</meta:editing-duration>
    <meta:document-statistic meta:page-count="1" meta:paragraph-count="6" meta:word-count="492" meta:character-count="3297" meta:row-count="23" meta:non-whitespace-character-count="2811"/>
  </office:meta>
</office:document-meta>
</file>